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B" style:family="table-column">
      <style:table-column-properties style:column-width="1.7313in" style:rel-column-width="16384*"/>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agraph-properties fo:text-align="center"/>
    </style:style>
    <style:style style:name="T1" style:family="text">
      <style:text-properties fo:font-style="normal" style:font-style-asian="normal"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style:text-underline-style="none"/>
    </style: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24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roker message format</text:h>
      <text:p text:style-name="Standard"/>
      <text:p text:style-name="Standard">A broker message is composed by a header and a payload.</text:p>
      <text:p text:style-name="Standard"><draw:custom-shape text:anchor-type="paragraph" draw:z-index="1" draw:style-name="gr2" draw:text-style-name="P3" svg:width="1.8504in" svg:height="0.6252in" svg:x="1.6063in" svg:y="0.1626in"><text:p text:style-name="P3">Payload</text:p><draw:enhanced-geometry svg:viewBox="0 0 21600 21600" draw:glue-points="10800 0 0 10800 10800 21600 21600 10800" draw:type="flowchart-process" draw:enhanced-path="M 0 0 L 21600 0 21600 21600 0 21600 0 0 Z N"/></draw:custom-shape><draw:custom-shape text:anchor-type="paragraph" draw:z-index="0" draw:style-name="gr1" draw:text-style-name="P3" svg:width="0.8488in" svg:height="0.6252in" svg:x="0.7583in" svg:y="0.1626in"><text:p text:style-name="P3">Header</text:p><draw:enhanced-geometry svg:viewBox="0 0 21600 21600" draw:glue-points="10800 0 0 10800 10800 21600 21600 10800" draw:type="flowchart-process" draw:enhanced-path="M 0 0 L 21600 0 21600 21600 0 21600 0 0 Z N"/></draw:custom-shape></text:p>
      <text:p text:style-name="Standard"/>
      <text:p text:style-name="Standard"/>
      <text:p text:style-name="Standard"/>
      <text:p text:style-name="Standard"/>
      <text:h text:style-name="Heading_20_2" text:outline-level="2">Header</text:h>
      <text:p text:style-name="Standard"/>
      <text:p text:style-name="Standard">In a previous, but still supported, version the header was composed by a 32 bits value specifying the payload's length. Currently, the header specifies the payload encoding protocol used (16 bits) as well as its version (16 bits) and payload length (32 bits). Although the payload length can represent a maximum of 4GB, a limit is set at 256KB. </text:p>
      <text:p text:style-name="Standard"/>
      <text:p text:style-name="Standard">Header layout in previous versions:</text:p>
      <text:p text:style-name="Standard"><draw:custom-shape text:anchor-type="paragraph" draw:z-index="2" draw:style-name="gr1" draw:text-style-name="P3" svg:width="0.848in" svg:height="0.2815in" svg:x="0.7264in" svg:y="0.1665in"><text:p text:style-name="P3">Length</text:p><draw:enhanced-geometry svg:viewBox="0 0 21600 21600" draw:glue-points="10800 0 0 10800 10800 21600 21600 10800" draw:type="flowchart-process" draw:enhanced-path="M 0 0 L 21600 0 21600 21600 0 21600 0 0 Z N"/></draw:custom-shape></text:p>
      <text:p text:style-name="Standard"><draw:frame text:anchor-type="paragraph" draw:z-index="3" draw:style-name="gr3" svg:width="0.9697in" svg:height="0.2248in" svg:x="1.5744in" svg:y="0.0228in"><draw:text-box><text:p><text:s/>32 bits</text:p></draw:text-box></draw:frame></text:p>
      <text:p text:style-name="Standard"/>
      <text:p text:style-name="Standard">Header layout in current version:</text:p>
      <text:p text:style-name="Standard"><draw:frame text:anchor-type="paragraph" draw:z-index="9" draw:style-name="gr3" svg:width="0.9697in" svg:height="0.2248in" svg:x="1.5744in" svg:y="0.5047in"><draw:text-box><text:p><text:s/>16 bits</text:p></draw:text-box></draw:frame><draw:frame text:anchor-type="paragraph" draw:z-index="8" draw:style-name="gr3" svg:width="0.9697in" svg:height="0.2248in" svg:x="1.5744in" svg:y="0.2236in"><draw:text-box><text:p><text:s/>16 bits</text:p></draw:text-box></draw:frame><draw:frame text:anchor-type="paragraph" draw:z-index="7" draw:style-name="gr3" svg:width="0.9697in" svg:height="0.2248in" svg:x="1.5744in" svg:y="0.7862in"><draw:text-box><text:p><text:s/>32 bits</text:p></draw:text-box></draw:frame><draw:custom-shape text:anchor-type="paragraph" draw:z-index="6" draw:style-name="gr1" draw:text-style-name="P3" svg:width="0.848in" svg:height="0.2815in" svg:x="0.7264in" svg:y="0.7291in"><text:p text:style-name="P3">Length</text:p><draw:enhanced-geometry svg:viewBox="0 0 21600 21600" draw:glue-points="10800 0 0 10800 10800 21600 21600 10800" draw:type="flowchart-process" draw:enhanced-path="M 0 0 L 21600 0 21600 21600 0 21600 0 0 Z N"/></draw:custom-shape><draw:custom-shape text:anchor-type="paragraph" draw:z-index="5" draw:style-name="gr1" draw:text-style-name="P3" svg:width="0.848in" svg:height="0.2815in" svg:x="0.7264in" svg:y="0.1665in"><text:p text:style-name="P3">Enc Type</text:p><draw:enhanced-geometry svg:viewBox="0 0 21600 21600" draw:glue-points="10800 0 0 10800 10800 21600 21600 10800" draw:type="flowchart-process" draw:enhanced-path="M 0 0 L 21600 0 21600 21600 0 21600 0 0 Z N"/></draw:custom-shape><draw:custom-shape text:anchor-type="paragraph" draw:z-index="4" draw:style-name="gr1" draw:text-style-name="P3" svg:width="0.848in" svg:height="0.2815in" svg:x="0.7264in" svg:y="0.448in"><text:p text:style-name="P3">Enc Version</text:p><draw:enhanced-geometry svg:viewBox="0 0 21600 21600" draw:glue-points="10800 0 0 10800 10800 21600 21600 10800" draw:type="flowchart-process" draw:enhanced-path="M 0 0 L 21600 0 21600 21600 0 21600 0 0 Z N"/></draw:custom-shape></text:p>
      <text:p text:style-name="Standard"/>
      <text:p text:style-name="Standard"/>
      <text:p text:style-name="Standard"/>
      <text:p text:style-name="Standard"/>
      <text:p text:style-name="Standard"/>
      <text:h text:style-name="Heading_20_2" text:outline-level="2">Payload</text:h>
      <text:p text:style-name="Standard">Sapo-Broker now supports binary messages. To use it, clients must send messages using the new message header. For now are supported the following encodings and respective identifiers:</text:p>
      <table:table table:name="Table1" table:style-name="Table1">
        <table:table-column table:style-name="Table1.A"/>
        <table:table-column table:style-name="Table1.B" table:number-columns-repeated="3"/>
        <table:table-row>
          <table:table-cell table:style-name="Table1.A1" office:value-type="string">
            <text:p text:style-name="P2">Encoding Type Id</text:p>
          </table:table-cell>
          <table:table-cell table:style-name="Table1.A1" office:value-type="string">
            <text:p text:style-name="P2">Encoding Version</text:p>
          </table:table-cell>
          <table:table-cell table:style-name="Table1.A1" office:value-type="string">
            <text:p text:style-name="P2">Encoding Format</text:p>
          </table:table-cell>
          <table:table-cell table:style-name="Table1.D1" office:value-type="string">
            <text:p text:style-name="P2">Notes</text:p>
          </table:table-cell>
        </table:table-row>
        <table:table-row>
          <table:table-cell table:style-name="Table1.A2" office:value-type="string">
            <text:p text:style-name="Table_20_Contents">0</text:p>
          </table:table-cell>
          <table:table-cell table:style-name="Table1.A2" office:value-type="string">
            <text:p text:style-name="Table_20_Contents">0</text:p>
          </table:table-cell>
          <table:table-cell table:style-name="Table1.A2" office:value-type="string">
            <text:p text:style-name="Table_20_Contents">XML/SOAP</text:p>
          </table:table-cell>
          <table:table-cell table:style-name="Table1.D2" office:value-type="string">
            <text:p text:style-name="P1">Same as in previous versions</text:p>
          </table:table-cell>
        </table:table-row>
        <table:table-row>
          <table:table-cell table:style-name="Table1.A2" office:value-type="string">
            <text:p text:style-name="Table_20_Contents">1</text:p>
          </table:table-cell>
          <table:table-cell table:style-name="Table1.A2" office:value-type="string">
            <text:p text:style-name="Table_20_Contents">0</text:p>
          </table:table-cell>
          <table:table-cell table:style-name="Table1.A2" office:value-type="string">
            <text:p text:style-name="Table_20_Contents">Google Protocol Buffers</text:p>
            <text:p text:style-name="Table_20_Contents">(ProtoBufs)</text:p>
          </table:table-cell>
          <table:table-cell table:style-name="Table1.D2" office:value-type="string">
            <text:p text:style-name="P1">http://code.google.com/apis/protocolbuffers/docs/overview.html</text:p>
          </table:table-cell>
        </table:table-row>
        <table:table-row>
          <table:table-cell table:style-name="Table1.A2" office:value-type="string">
            <text:p text:style-name="Table_20_Contents">2</text:p>
          </table:table-cell>
          <table:table-cell table:style-name="Table1.A2" office:value-type="string">
            <text:p text:style-name="Table_20_Contents">0</text:p>
          </table:table-cell>
          <table:table-cell table:style-name="Table1.A2" office:value-type="string">
            <text:p text:style-name="Table_20_Contents">Thrift</text:p>
          </table:table-cell>
          <table:table-cell table:style-name="Table1.D2" office:value-type="string">
            <text:p text:style-name="Table_20_Contents">http://incubator.apache.org/thrift/</text:p>
          </table:table-cell>
        </table:table-row>
      </table:table>
      <text:p text:style-name="Standard"/>
      <text:p text:style-name="Standard">As stated, XML/SOAP encoding format is still supported, either <text:s/>in a legacy port using the previous header format or using the new header format with Encoding Type Id 0. Currently, all encodings are <text:soft-page-break/>versioned as zero, but upgrades are expected.</text:p>
      <text:p text:style-name="Standard">The type of encoding used is bounded to the session. Clients receive messages using their session encoding type, not the producer encoding type. </text:p>
      <text:p text:style-name="Standard"/>
      <text:h text:style-name="Heading_20_3" text:outline-level="3">Payload binary message format</text:h>
      <text:p text:style-name="Standard">Both ProtoBufs and Thrift are binary serialization formats and frameworks which support binary message encoding. Sapo-Broker leverages<text:span text:style-name="Emphasis"><text:span text:style-name="T1"> on these frameworks to provide binary message support. Both have their own message description format (and code generating tools) but, for the intended purpose, are isomorphic.</text:span></text:span></text:p>
      <text:p text:style-name="Standard"/>
      <text:h text:style-name="Heading_20_4" text:outline-level="4">Atom</text:h>
      <text:p text:style-name="Text_20_body">Client and broker agents exchange messages of type Atom with is composed by the mandatory message Action and a optional Message Header.</text:p>
      <text:p text:style-name="Text_20_body"><text:tab/>Atom: {Header, <text:span text:style-name="T3">Action</text:span>}</text:p>
      <text:p text:style-name="Text_20_body"/>
      <text:h text:style-name="Heading_20_4" text:outline-level="4">Header</text:h>
      <text:p text:style-name="Text_20_body">Headers are meant to contain extra information about the message. They are represented as a set of pair of strings.</text:p>
      <text:p text:style-name="Text_20_body"><text:tab/>Header: {<text:span text:style-name="T2">string</text:span>, <text:span text:style-name="T2">string</text:span>}*</text:p>
      <text:p text:style-name="Text_20_body"/>
      <text:h text:style-name="Heading_20_4" text:outline-level="4">Action</text:h>
      <text:p text:style-name="Text_20_body">Action represents the action to be performed. Is composed by a enumerate that identifies the action and a set of possible messages that represent it.</text:p>
      <text:p text:style-name="Text_20_body"><text:tab/>Action: { <text:span text:style-name="T2">ActionType</text:span>, Publish, Poll, Accepted, Acknowledge_message, Subscribe, Unsubscribe, Notification, Fault, Ping, Pong, Auth}</text:p>
      <text:p text:style-name="Text_20_body"/>
      <text:h text:style-name="Heading_20_4" text:outline-level="4">ActionType</text:h>
      <text:p text:style-name="Text_20_body">ActionType is a enumerate that identifies a message type.</text:p>
      <text:p text:style-name="Text_20_body"><text:tab/>ActionType: {PUBLISH, POLL, ACCEPTED, ACKNOWLEDGE_MESSAGE, SUBSCRIBE, UNSUBSCRIBE, NOTIFICATION, FAULT, PING, PONG, AUTH}</text:p>
      <text:p text:style-name="Text_20_body"/>
      <text:h text:style-name="Heading_20_4" text:outline-level="4">Publish</text:h>
      <text:p text:style-name="Text_20_body">When a client wants to publish a message to the broker it sends a Publish message. It contains an optional action identifier (used by the receiving agent to notify of message acceptance), an enumerate describing the type of destiny, the destination and a Broker Message.</text:p>
      <text:p text:style-name="Text_20_body"><text:tab/>Publish: {action_id, <text:span text:style-name="T2">DestinationType</text:span>, <text:span text:style-name="T2">destination</text:span>, <text:span text:style-name="T2">BrokerMessage</text:span>}</text:p>
      <text:p text:style-name="Text_20_body"/>
      <text:h text:style-name="Heading_20_4" text:outline-level="4"><text:soft-page-break/>DestinationType</text:h>
      <text:p text:style-name="Text_20_body">DestinationType is a enumerate that identifies a type of destination.</text:p>
      <text:p text:style-name="Text_20_body"><text:tab/>DestinationType: {TOPIC, QUEUE, VIRTUAL_QUEUE}</text:p>
      <text:p text:style-name="Text_20_body"/>
      <text:h text:style-name="Heading_20_4" text:outline-level="4">BrokerMessage</text:h>
      <text:p text:style-name="Text_20_body">BrokerMessage contains the actual data that is meat to the recipient applications. Such data is represented by a mandatory binary field payload. message_id is the identifier of the message, expiration <text:s/>determines the time frame within the message is valid and timestamp the time of creation.</text:p>
      <text:p text:style-name="Text_20_body"><text:tab/>BrokerMessage: {message_id, <text:span text:style-name="T2">payload</text:span>, expiration, timestamp}</text:p>
      <text:p text:style-name="Text_20_body"/>
      <text:h text:style-name="Heading_20_4" text:outline-level="4">Notification</text:h>
      <text:p text:style-name="Text_20_body">A notification message is sent by an agent to a client as a consequence of a previous subscription. The message is composed by by a destination name (such as “/topic/foo”), a subscription (such as “/topic/.*”), a DestinationType and a BrokerMessage. All of these parts are mandatory.</text:p>
      <text:p text:style-name="Text_20_body"><text:tab/>Notifcation: {<text:span text:style-name="T2">destination</text:span>, <text:span text:style-name="T2">subscription</text:span>, <text:span text:style-name="T2">DestinationType</text:span>,<text:span text:style-name="T4"> </text:span><text:span text:style-name="T2">BrokerMessage</text:span>}</text:p>
      <text:p text:style-name="Text_20_body"/>
      <text:h text:style-name="Heading_20_4" text:outline-level="4">Subscribe</text:h>
      <text:p text:style-name="Text_20_body">A client denotes his interest in receiving a determined type of message by sending a Subscribe message. This message is composed by an optional action identifier field, a destination, and a destination.</text:p>
      <text:p text:style-name="Text_20_body"><text:tab/>Subscribe: {action_id, <text:span text:style-name="T2">destination</text:span>, <text:span text:style-name="T2">destination_type</text:span>}</text:p>
      <text:p text:style-name="Text_20_body"/>
      <text:h text:style-name="Heading_20_4" text:outline-level="4">Unsubscribe</text:h>
      <text:p text:style-name="Text_20_body">When a client wants to cancel a previous subscription it sends an UnsuscribeMessage. It's content is analogue to the Subscribe message.</text:p>
      <text:p text:style-name="Text_20_body"><text:tab/>Unsubscribe: {action_id, <text:span text:style-name="T2">destination</text:span>, <text:span text:style-name="T2">destination_type</text:span>}</text:p>
      <text:p text:style-name="Text_20_body"/>
      <text:h text:style-name="Heading_20_4" text:outline-level="4">Poll</text:h>
      <text:p text:style-name="Text_20_body">A client may explicit poll a queue message intended for him by sending a a Poll message. This message is composed by an optional action identifier and a mandatory destination.</text:p>
      <text:p text:style-name="Text_20_body"><text:tab/>Poll: {action_id, <text:span text:style-name="T2">destination</text:span>}</text:p>
      <text:p text:style-name="Text_20_body"/>
      <text:h text:style-name="Heading_20_4" text:outline-level="4">AckowledgeMessage</text:h>
      <text:p text:style-name="Text_20_body">When a client receives a message from a queue and assumes the responsibility for persisting or handle it sends an AcknowledgeMessage. This message is composed by an optional action identifier, a message identifier and destination.</text:p>
      <text:p text:style-name="Text_20_body"><text:tab/>AcknowledgeMessage: {action_id, <text:span text:style-name="T2">message_id</text:span>, <text:span text:style-name="T3">destination</text:span>}</text:p>
      <text:p text:style-name="Text_20_body"><text:soft-page-break/></text:p>
      <text:h text:style-name="Heading_20_4" text:outline-level="4">Accepted</text:h>
      <text:p text:style-name="Text_20_body">When the client specifies a action identifier the agent receiving the message sends a Accepted message with the specified action identifier.</text:p>
      <text:p text:style-name="Text_20_body"><text:tab/>Accepted:{<text:span text:style-name="T2">action_id</text:span>}</text:p>
      <text:p text:style-name="Text_20_body"/>
      <text:h text:style-name="Heading_20_4" text:outline-level="4">Fault</text:h>
      <text:p text:style-name="Text_20_body">When an error occurs the agent sends a Faul message. This message is composed by an optional action identifier associated with the message who cause the error , a mandatory fault code, a mandatory fault message, and an optional fault-detail.</text:p>
      <text:p text:style-name="Text_20_body"><text:tab/>Fault: {action_id, <text:span text:style-name="T2">fault_code</text:span>, <text:span text:style-name="T2">fault_message</text:span>, fault_detail}</text:p>
      <text:p text:style-name="Text_20_body"/>
      <text:h text:style-name="Heading_20_4" text:outline-level="4">Ping </text:h>
      <text:p text:style-name="Text_20_body">In order to the client determine a client liveness it sends a Ping message containing a timestamp.</text:p>
      <text:p text:style-name="Text_20_body"><text:tab/>Ping: {<text:span text:style-name="T2">timestamp</text:span>}</text:p>
      <text:p text:style-name="Text_20_body"/>
      <text:h text:style-name="Heading_20_4" text:outline-level="4">Pong</text:h>
      <text:p text:style-name="Text_20_body">The agent responds to a Ping message with a Pong message containing a timestamp.</text:p>
      <text:p text:style-name="Text_20_body"><text:tab/>Pong: {<text:span text:style-name="T2">timestamp</text:span>}</text:p>
      <text:p text:style-name="Text_20_body"/>
      <text:h text:style-name="Heading_20_4" text:outline-level="4">Auth</text:h>
      <text:p text:style-name="Text_20_body">The Auth message is used in an authentication protocol to allow clients to authenticate themselves in conjunction with a third trusted party. The message set composing the protocol and related authentication aspects will be later described.</text:p>
      <text:p text:style-name="Text_20_body"/>
      <text:h text:style-name="Heading_20_3" text:outline-level="3">A “graphical” sample</text:h>
      <text:p text:style-name="Text_20_body">An example on how the messages relate to each other is presented in a “graphical” format.</text:p>
      <text:p text:style-name="Text_20_body">In the sample, a client C wants to subscribe too all messages under the topic /topic/xpto, so he sends a subscription to agent A. When another client P publishes a message to topic /topic/xpto/foo, client A will be notified. Client C uses ProtoBufs encoding while client P uses Thrift encoding.</text:p>
      <text:p text:style-name="Text_20_body"/>
      <text:h text:style-name="Heading_20_4" text:outline-level="4">Topic Subscription</text:h>
      <text:p text:style-name="Text_20_body">Header:</text:p>
      <text:p text:style-name="Text_20_body"><text:s text:c="3"/>Type: 1</text:p>
      <text:p text:style-name="Text_20_body"><text:s text:c="3"/>Version: 0</text:p>
      <text:p text:style-name="Text_20_body"><text:soft-page-break/><text:s text:c="3"/>Length: xxx</text:p>
      <text:p text:style-name="Text_20_body">Payload:</text:p>
      <text:p text:style-name="Text_20_body"><text:s text:c="3"/>Atom:</text:p>
      <text:p text:style-name="Text_20_body"><text:s text:c="6"/>Action:</text:p>
      <text:p text:style-name="Text_20_body"><text:s text:c="9"/>ActionType: Subscription</text:p>
      <text:p text:style-name="Text_20_body"><text:s text:c="9"/>SubscribeMessage:</text:p>
      <text:p text:style-name="Text_20_body"><text:s text:c="12"/>destination: /topic/xpto/.*</text:p>
      <text:p text:style-name="Text_20_body"><text:s text:c="12"/>subscription_type: TOPIC</text:p>
      <text:p text:style-name="Text_20_body"/>
      <text:h text:style-name="Heading_20_4" text:outline-level="4">Message Publishing </text:h>
      <text:p text:style-name="Text_20_body">Header:</text:p>
      <text:p text:style-name="Text_20_body"><text:s text:c="3"/>Type: 2</text:p>
      <text:p text:style-name="Text_20_body"><text:s text:c="3"/>Version: 0</text:p>
      <text:p text:style-name="Text_20_body"><text:s text:c="3"/>Length: xxx</text:p>
      <text:p text:style-name="Text_20_body">Payload:</text:p>
      <text:p text:style-name="Text_20_body"><text:s text:c="3"/>Atom:</text:p>
      <text:p text:style-name="Text_20_body"><text:s text:c="6"/>Action:</text:p>
      <text:p text:style-name="Text_20_body"><text:s text:c="9"/>ActionType: Publish</text:p>
      <text:p text:style-name="Text_20_body"><text:s text:c="9"/>PublishMessage:</text:p>
      <text:p text:style-name="Text_20_body"><text:s text:c="12"/>destination_type: TOPIC</text:p>
      <text:p text:style-name="Text_20_body"><text:s text:c="12"/>destination: /topic/xpto/foo</text:p>
      <text:p text:style-name="Text_20_body"><text:s text:c="12"/>BrokerMessage:</text:p>
      <text:p text:style-name="Text_20_body"><text:s text:c="15"/>payload: 01010101010101001</text:p>
      <text:p text:style-name="Text_20_body"/>
      <text:h text:style-name="Heading_20_4" text:outline-level="4">Client Notification</text:h>
      <text:p text:style-name="Text_20_body">Header:</text:p>
      <text:p text:style-name="Text_20_body"><text:s text:c="3"/>Type: 1</text:p>
      <text:p text:style-name="Text_20_body"><text:s text:c="3"/>Version: 0</text:p>
      <text:p text:style-name="Text_20_body"><text:s text:c="3"/>Length: xxx</text:p>
      <text:p text:style-name="Text_20_body">Payload:</text:p>
      <text:p text:style-name="Text_20_body"><text:s text:c="3"/>Atom:</text:p>
      <text:p text:style-name="Text_20_body"><text:s text:c="6"/>Action:</text:p>
      <text:p text:style-name="Text_20_body"><text:s text:c="9"/>ActionType: Notification</text:p>
      <text:p text:style-name="Text_20_body"><text:soft-page-break/><text:s text:c="9"/>NotificationMessage:</text:p>
      <text:p text:style-name="Text_20_body"><text:s text:c="12"/>destination: /topic/xpto/foo</text:p>
      <text:p text:style-name="Text_20_body"><text:s text:c="12"/>subscription: /topic/xpto/.*</text:p>
      <text:p text:style-name="Text_20_body"><text:s text:c="12"/>destination_type: TOPIC</text:p>
      <text:p text:style-name="Text_20_body"><text:s text:c="12"/>BrokerMessage:</text:p>
      <text:p text:style-name="Text_20_body"><text:s text:c="15"/>payload: 01010101010101001</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Text_20_body"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Luís Costa</meta:initial-creator>
    <meta:creation-date>2009-03-31T17:16:59</meta:creation-date>
    <dc:creator>Luis Neves</dc:creator>
    <dc:date>2009-04-01T18:48:40</dc:date>
    <meta:editing-cycles>47</meta:editing-cycles>
    <meta:editing-duration>PT8H52M2S</meta:editing-duration>
    <meta:user-defined meta:name="Info 1"/>
    <meta:user-defined meta:name="Info 2"/>
    <meta:user-defined meta:name="Info 3"/>
    <meta:user-defined meta:name="Info 4"/>
    <meta:document-statistic meta:table-count="1" meta:image-count="0" meta:object-count="0" meta:page-count="6" meta:paragraph-count="123" meta:word-count="990" meta:character-count="6866"/>
  </office:meta>
</office:document-meta>
</file>